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100000000000002000000020B2FF2A327EABC87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objectwithoutfill">
      <style:graphic-properties svg:stroke-width="0cm" draw:marker-start-width="0.215cm" draw:marker-end-width="0.215cm" draw:fill="none" draw:textarea-vertical-align="middle" fo:padding-top="0.125cm" fo:padding-bottom="0.125cm" fo:padding-left="0.25cm" fo:padding-right="0.25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.197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4cm" svg:y1="14.7cm" svg:x2="4.4cm" svg:y2="16.3cm">
          <text:p/>
        </draw:line>
        <draw:line draw:style-name="gr1" draw:text-style-name="P1" draw:layer="layout" svg:x1="4.4cm" svg:y1="14.7cm" svg:x2="5.9cm" svg:y2="15.6cm">
          <text:p/>
        </draw:line>
        <draw:line draw:style-name="gr1" draw:text-style-name="P1" draw:layer="layout" svg:x1="4.4cm" svg:y1="14.7cm" svg:x2="6.3cm" svg:y2="14.6cm">
          <text:p/>
        </draw:line>
        <draw:path draw:style-name="gr2" draw:text-style-name="P1" draw:layer="layout" svg:width="4.399cm" svg:height="1.709cm" draw:transform="skewX (-0.0195476876223365) rotate (-2.62096093771989) translate (12.6610741022616cm 13.1594466337349cm)" svg:viewBox="0 0 4400 1710" svg:d="M1802 88c-129-42-267-31-398-51-91-14-180-13-272-24-151-19-308-17-457 7-139 23-274 78-390 160-127 89-244 213-279 369-31 133 69 233 126 335 69 122 199 188 315 259 117 74 251 127 381 177 102 39 211 72 322 75 139 4 277 47 416 59 120 10 209 93 313 143 125 60 267 100 407 92 145-8 283 35 433 17 210-26 425 13 636-34 126-28 254-55 381-93 135-40 245-96 364-167 105-62 356-60 288-243-39-108-132-190-212-268-109-108-243-204-398-235-120-25-231-80-348-109-122-30-210-119-321-167-96-42-191-84-281-135-122-68-255-104-381-159-93-41-202-47-305-41-93 5-188-1-281 0l-50 16z">
          <text:p/>
        </draw:path>
        <draw:line draw:style-name="gr1" draw:text-style-name="P1" draw:layer="layout" svg:x1="10.597cm" svg:y1="13.3cm" svg:x2="12.8cm" svg:y2="12.6cm">
          <text:p/>
        </draw:line>
        <draw:line draw:style-name="gr1" draw:text-style-name="P1" draw:layer="layout" svg:x1="10.597cm" svg:y1="13.292cm" svg:x2="12.4cm" svg:y2="13.7cm">
          <text:p/>
        </draw:line>
        <draw:line draw:style-name="gr1" draw:text-style-name="P1" draw:layer="layout" svg:x1="10.597cm" svg:y1="13.295cm" svg:x2="11.2cm" svg:y2="14.6cm">
          <text:p/>
        </draw:line>
        <draw:frame draw:style-name="gr3" draw:text-style-name="P2" draw:layer="layout" svg:width="0.45cm" svg:height="0.47cm" svg:x="6.35cm" svg:y="14.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0.411cm" svg:height="0.47cm" svg:x="5.85cm" svg:y="15.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0.452cm" svg:height="0.551cm" svg:x="4.189cm" svg:y="16.4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0.453cm" svg:height="0.47cm" svg:x="12.8cm" svg:y="12.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0.48cm" svg:height="0.47cm" svg:x="12.42cm" svg:y="13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0.411cm" svg:height="0.47cm" svg:x="11.089cm" svg:y="14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4" draw:text-style-name="P2" draw:layer="layout" svg:width="0.985cm" svg:height="0.332cm" draw:transform="rotate (-0.068242373752977) translate (11.344cm 12.1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5cm" svg:height="0.4cm" draw:transform="rotate (0.176452787376627) translate (8.8cm 14.506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0.5cm" svg:height="0.4cm" draw:transform="rotate (-2.69688276018164) translate (9.729cm 12.885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2" draw:layer="layout" svg:width="0.656cm" svg:height="0.53cm" svg:x="9.356cm" svg:y="12.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" draw:layer="layout" svg:width="0.606cm" svg:height="0.53cm" svg:x="8.2cm" svg:y="14.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2" draw:layer="layout" svg:width="0.74cm" svg:height="0.53cm" svg:x="11.44cm" svg:y="11.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2" draw:layer="layout" svg:width="0.401cm" svg:height="0.47cm" svg:x="4.248cm" svg:y="14.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2" draw:layer="layout" svg:width="0.484cm" svg:height="0.47cm" svg:x="10.397cm" svg:y="12.7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" draw:text-style-name="P1" draw:layer="layout" svg:x1="4.4cm" svg:y1="14.7cm" svg:x2="10.6cm" svg:y2="13.3cm">
          <text:p/>
        </draw:line>
        <draw:frame draw:style-name="gr3" draw:text-style-name="P2" draw:layer="layout" svg:width="0.403cm" svg:height="0.47cm" svg:x="7cm" svg:y="13.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" draw:text-style-name="P1" draw:layer="layout" svg:x1="10.6cm" svg:y1="13.3cm" svg:x2="9cm" svg:y2="14.5cm">
          <text:p/>
        </draw:line>
        <draw:frame draw:style-name="gr3" draw:text-style-name="P2" draw:layer="layout" svg:width="0.546cm" svg:height="0.53cm" svg:x="9.054cm" svg:y="13.6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" draw:text-style-name="P1" draw:layer="layout" svg:x1="9cm" svg:y1="14.5cm" svg:x2="10cm" svg:y2="14.7cm">
          <text:p/>
        </draw:line>
        <draw:line draw:style-name="gr1" draw:text-style-name="P1" draw:layer="layout" svg:x1="9cm" svg:y1="14.5cm" svg:x2="9.5cm" svg:y2="15.186cm">
          <text:p/>
        </draw:line>
        <draw:line draw:style-name="gr1" draw:text-style-name="P1" draw:layer="layout" svg:x1="9cm" svg:y1="14.5cm" svg:x2="8.5cm" svg:y2="15.2cm">
          <text:p/>
        </draw:line>
        <draw:frame draw:style-name="gr3" draw:text-style-name="P2" draw:layer="layout" svg:width="0.546cm" svg:height="0.53cm" svg:x="10cm" svg:y="14.4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2" draw:layer="layout" svg:width="0.573cm" svg:height="0.53cm" svg:x="9.354cm" svg:y="15.0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2" draw:layer="layout" svg:width="0.504cm" svg:height="0.53cm" svg:x="8.154cm" svg:y="15.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Symmetric_20_Arrow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1T09:49:22.760977725</meta:creation-date>
    <dc:date>2021-05-21T11:33:55.814615498</dc:date>
    <meta:editing-duration>PT13M14S</meta:editing-duration>
    <meta:editing-cycles>5</meta:editing-cycles>
    <meta:generator>LibreOffice/5.1.6.2$Linux_X86_64 LibreOffice_project/10m0$Build-2</meta:generator>
    <meta:document-statistic meta:object-count="31"/>
  </office:meta>
</office:document-meta>
</file>

<file path=Object 1/content.xml><?xml version="1.0" encoding="utf-8"?>
<math xmlns="http://www.w3.org/1998/Math/MathML" display="block">
  <semantics>
    <mstyle mathvariant="bold">
      <mover accent="true">
        <mi>n</mi>
        <mo stretchy="false">^</mo>
      </mover>
    </mstyle>
    <annotation encoding="StarMath 5.0">bold{hat{n}}</annotation>
  </semantics>
</math>
</file>

<file path=Object 10/content.xml><?xml version="1.0" encoding="utf-8"?>
<math xmlns="http://www.w3.org/1998/Math/MathML" display="block">
  <semantics>
    <mi>I</mi>
    <annotation encoding="StarMath 5.0">I
</annotation>
  </semantics>
</math>
</file>

<file path=Object 11/content.xml><?xml version="1.0" encoding="utf-8"?>
<math xmlns="http://www.w3.org/1998/Math/MathML" display="block">
  <semantics>
    <mi>B</mi>
    <annotation encoding="StarMath 5.0">B
</annotation>
  </semantics>
</math>
</file>

<file path=Object 12/content.xml><?xml version="1.0" encoding="utf-8"?>
<math xmlns="http://www.w3.org/1998/Math/MathML" display="block">
  <semantics>
    <mstyle mathvariant="bold">
      <mi>r</mi>
    </mstyle>
    <annotation encoding="StarMath 5.0">bold{r}
</annotation>
  </semantics>
</math>
</file>

<file path=Object 13/content.xml><?xml version="1.0" encoding="utf-8"?>
<math xmlns="http://www.w3.org/1998/Math/MathML" display="block">
  <semantics>
    <mstyle mathvariant="bold">
      <msub>
        <mi>g</mi>
        <mi>i</mi>
      </msub>
    </mstyle>
    <annotation encoding="StarMath 5.0">bold{g}_i
</annotation>
  </semantics>
</math>
</file>

<file path=Object 14/content.xml><?xml version="1.0" encoding="utf-8"?>
<math xmlns="http://www.w3.org/1998/Math/MathML" display="block">
  <semantics>
    <mstyle mathvariant="bold">
      <msub>
        <mover accent="true">
          <mi>x</mi>
          <mo stretchy="false">^</mo>
        </mover>
        <mi>i</mi>
      </msub>
    </mstyle>
    <annotation encoding="StarMath 5.0">bold{hat{x}}_i</annotation>
  </semantics>
</math>
</file>

<file path=Object 15/content.xml><?xml version="1.0" encoding="utf-8"?>
<math xmlns="http://www.w3.org/1998/Math/MathML" display="block">
  <semantics>
    <mstyle mathvariant="bold">
      <msub>
        <mover accent="true">
          <mi>y</mi>
          <mo stretchy="false">^</mo>
        </mover>
        <mi>i</mi>
      </msub>
    </mstyle>
    <annotation encoding="StarMath 5.0">bold{hat{y}}_i</annotation>
  </semantics>
</math>
</file>

<file path=Object 16/content.xml><?xml version="1.0" encoding="utf-8"?>
<math xmlns="http://www.w3.org/1998/Math/MathML" display="block">
  <semantics>
    <mstyle mathvariant="bold">
      <msub>
        <mover accent="true">
          <mi>z</mi>
          <mo stretchy="false">^</mo>
        </mover>
        <mi>i</mi>
      </msub>
    </mstyle>
    <annotation encoding="StarMath 5.0">bold{hat{z}}_i</annotation>
  </semantics>
</math>
</file>

<file path=Object 2/content.xml><?xml version="1.0" encoding="utf-8"?>
<math xmlns="http://www.w3.org/1998/Math/MathML" display="block">
  <semantics>
    <mstyle mathvariant="bold">
      <mover accent="true">
        <mi>e</mi>
        <mo stretchy="false">^</mo>
      </mover>
    </mstyle>
    <annotation encoding="StarMath 5.0">bold{hat{e}}</annotation>
  </semantics>
</math>
</file>

<file path=Object 3/content.xml><?xml version="1.0" encoding="utf-8"?>
<math xmlns="http://www.w3.org/1998/Math/MathML" display="block">
  <semantics>
    <mstyle mathvariant="bold">
      <mover accent="true">
        <mi>d</mi>
        <mo stretchy="false">^</mo>
      </mover>
    </mstyle>
    <annotation encoding="StarMath 5.0">bold{hat{d}}</annotation>
  </semantics>
</math>
</file>

<file path=Object 4/content.xml><?xml version="1.0" encoding="utf-8"?>
<math xmlns="http://www.w3.org/1998/Math/MathML" display="block">
  <semantics>
    <mstyle mathvariant="bold">
      <mover accent="true">
        <mi>x</mi>
        <mo stretchy="false">^</mo>
      </mover>
    </mstyle>
    <annotation encoding="StarMath 5.0">bold{hat{x}}</annotation>
  </semantics>
</math>
</file>

<file path=Object 5/content.xml><?xml version="1.0" encoding="utf-8"?>
<math xmlns="http://www.w3.org/1998/Math/MathML" display="block">
  <semantics>
    <mstyle mathvariant="bold">
      <mover accent="true">
        <mi>y</mi>
        <mo stretchy="false">^</mo>
      </mover>
    </mstyle>
    <annotation encoding="StarMath 5.0">bold{hat{y}}</annotation>
  </semantics>
</math>
</file>

<file path=Object 6/content.xml><?xml version="1.0" encoding="utf-8"?>
<math xmlns="http://www.w3.org/1998/Math/MathML" display="block">
  <semantics>
    <mstyle mathvariant="bold">
      <mover accent="true">
        <mi>z</mi>
        <mo stretchy="false">^</mo>
      </mover>
    </mstyle>
    <annotation encoding="StarMath 5.0">bold{hat{z}}</annotation>
  </semantics>
</math>
</file>

<file path=Object 7/content.xml><?xml version="1.0" encoding="utf-8"?>
<math xmlns="http://www.w3.org/1998/Math/MathML" display="block">
  <semantics>
    <msub>
      <mi>A</mi>
      <mn>1</mn>
    </msub>
    <annotation encoding="StarMath 5.0">A_1
</annotation>
  </semantics>
</math>
</file>

<file path=Object 8/content.xml><?xml version="1.0" encoding="utf-8"?>
<math xmlns="http://www.w3.org/1998/Math/MathML" display="block">
  <semantics>
    <msub>
      <mi>A</mi>
      <mi>i</mi>
    </msub>
    <annotation encoding="StarMath 5.0">A_{i}</annotation>
  </semantics>
</math>
</file>

<file path=Object 9/content.xml><?xml version="1.0" encoding="utf-8"?>
<math xmlns="http://www.w3.org/1998/Math/MathML" display="block">
  <semantics>
    <msub>
      <mi>A</mi>
      <mi>N</mi>
    </msub>
    <annotation encoding="StarMath 5.0">A_N</annotation>
  </semantics>
</math>
</file>